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2.05cm" fo:min-width="15.48cm" loext:decorative="false"/>
    </style:style>
    <style:style style:name="gr2" style:family="graphic">
      <style:graphic-properties style:writing-mode="lr-tb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5" style:family="graphic" style:parent-style-name="objectwithoutfill">
      <style:graphic-properties svg:stroke-width="0.03cm" svg:stroke-color="#000000" draw:marker-start="" draw:marker-start-width="0.25cm" draw:marker-end="Linienspitzen_20_1" draw:marker-end-width="0.17cm" draw:fill="none" draw:textarea-vertical-align="middl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0.9cm" fo:min-width="0cm" loext:decorative="false"/>
    </style:style>
    <style:style style:name="gr7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9" style:family="graphic" style:parent-style-name="objectwithoutfill">
      <style:graphic-properties svg:stroke-width="0.05cm" svg:stroke-color="#000000" draw:marker-start="Dimension_20_Lines" draw:marker-start-width="0.28cm" draw:marker-end="Dimension_20_Lines" draw:marker-end-width="0.28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1.6cm" fo:min-width="0cm" loext:decorative="false"/>
    </style:style>
    <style:style style:name="gr11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0.7cm" fo:min-width="0cm" loext:decorative="false"/>
    </style:style>
    <style:style style:name="gr12" style:family="graphic" style:parent-style-name="standard">
      <style:graphic-properties draw:stroke="none" draw:fill="bitmap" draw:fill-image-name="_35__20_Percent" draw:textarea-horizontal-align="justify" draw:textarea-vertical-align="middle" draw:auto-grow-height="false" fo:min-height="1.3cm" fo:min-width="0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14" style:family="graphic" style:parent-style-name="objectwithoutfill">
      <style:graphic-properties svg:stroke-width="0.05cm" svg:stroke-color="#000000" draw:marker-start-width="0.355cm" draw:marker-end="Linienspitzen_20_1" draw:marker-end-width="0.375cm" draw:fill="none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bitmap" draw:fill-image-name="_35__20_Percent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98cm" svg:height="2.3cm" svg:x="1.1cm" svg:y="3cm">
          <text:p/>
          <draw:enhanced-geometry svg:viewBox="0 0 21600 21600" draw:type="rectangle" draw:enhanced-path="M 0 0 L 21600 0 21600 21600 0 21600 0 0 Z N"/>
        </draw:custom-shape>
        <draw:g draw:style-name="gr2">
          <svg:title>TexMaths</svg:title>
          <svg:desc>16§latex§$\vec{v}$§svg§600§TRUE§</svg:desc>
          <draw:g draw:style-name="gr3">
            <draw:path draw:style-name="gr4" draw:text-style-name="P2" draw:layer="layout" svg:width="0.245cm" svg:height="0.109cm" svg:x="1.666cm" svg:y="3.507cm" svg:viewBox="0 0 246 110" svg:d="M197 67c-8 6-25 22-25 32 0 6 4 11 11 11 5 0 8-3 9-6 8-8 21-24 45-37 5-2 9-5 9-11 0-7-3-10-8-11-12-10-17-19-22-32-1-5-3-13-11-13s-11 8-11 11 5 21 13 34c-63 0-125 0-188 0-9 0-19 0-19 11s10 11 19 11c59 0 119 0 178 0z">
              <text:p/>
            </draw:path>
            <draw:path draw:style-name="gr4" draw:text-style-name="P2" draw:layer="layout" svg:width="0.244cm" svg:height="0.253cm" svg:x="1.602cm" svg:y="3.658cm" svg:viewBox="0 0 245 254" svg:d="M245 40c0-30-14-40-26-40-14 0-27 14-27 27 0 8 4 11 10 18 11 11 19 25 19 44 0 24-35 152-100 152-29 0-42-19-42-48 0-32 16-72 34-118 3-10 6-18 6-29 0-25-17-46-46-46-52 0-73 81-73 86 0 6 5 6 6 6 7 0 7-1 10-11 16-55 40-68 56-68 4 0 14 0 14 17 0 15-7 29-10 40-24 64-31 89-31 115 0 59 49 69 74 69 94 0 126-185 126-214z">
              <text:p/>
            </draw:path>
          </draw:g>
        </draw:g>
        <draw:line draw:style-name="gr5" draw:text-style-name="P3" draw:layer="layout" svg:x1="1.35cm" svg:y1="4.05cm" svg:x2="2.4cm" svg:y2="4.05cm">
          <text:p/>
        </draw:line>
        <draw:g draw:style-name="gr2">
          <draw:custom-shape draw:style-name="gr6" draw:text-style-name="P1" draw:layer="layout" svg:width="0.3cm" svg:height="1.15cm" svg:x="9.85cm" svg:y="2.065cm">
            <text:p/>
            <draw:enhanced-geometry svg:viewBox="0 0 21600 21600" draw:type="rectangle" draw:enhanced-path="M 0 0 L 21600 0 21600 21600 0 21600 0 0 Z N"/>
          </draw:custom-shape>
          <draw:g draw:style-name="gr2">
            <svg:title>TexMaths</svg:title>
            <svg:desc>16§latex§$p_{s}$§svg§600§TRUE§</svg:desc>
            <draw:g draw:style-name="gr3">
              <draw:path draw:style-name="gr4" draw:text-style-name="P2" draw:layer="layout" svg:width="0.291cm" svg:height="0.354cm" svg:x="8.5cm" svg:y="2.529cm" svg:viewBox="0 0 292 355" svg:d="M43 315c-5 19-6 22-30 22-7 0-13 0-13 12 0 4 3 6 8 6 14 0 30-2 46-2 19 0 38 2 56 2 2 0 10 0 10-11 0-7-5-7-13-7-29 0-29-3-29-7 0-8 24-99 27-113 8 17 24 36 53 36 64 0 134-81 134-164 0-52-32-89-75-89-27 0-54 21-74 41-4-30-28-41-49-41-25 0-37 22-41 32-10 19-18 52-18 54 0 6 4 4 6 6 7 0 7-1 10-14 10-38 21-65 41-65 10 0 18 5 18 25 0 13-2 19-5 29-21 83-41 165-62 248zM142 73c3-16 19-32 29-40 19-17 35-20 44-20 23 0 37 20 37 52 0 33-19 97-29 118-19 40-46 57-67 57-36 0-44-46-44-49 0-2 0-2 3-10 9-36 18-72 27-108z">
                <text:p/>
              </draw:path>
              <draw:path draw:style-name="gr4" draw:text-style-name="P2" draw:layer="layout" svg:width="0.155cm" svg:height="0.176cm" svg:x="8.827cm" svg:y="2.687cm" svg:viewBox="0 0 156 177" svg:d="M140 25c-9 4-16 12-16 20s8 12 13 12 19-3 19-22c0-25-28-35-52-35-61 0-72 46-72 57 0 15 8 24 14 29 10 8 18 10 45 14 8 2 32 7 32 26 0 6-3 22-21 32-14 8-33 8-38 8-16 0-38-4-48-16 13-2 22-11 22-23 0-9-8-14-16-14-11 0-22 8-22 26 0 23 26 38 64 38 71 0 84-50 84-64 0-37-40-43-54-46-3-2-13-3-16-3-14-4-21-11-21-19 0-10 7-21 16-26 10-6 24-8 31-8 8 0 28 2 36 14z">
                <text:p/>
              </draw:path>
            </draw:g>
          </draw:g>
          <draw:line draw:style-name="gr7" draw:text-style-name="P3" draw:layer="layout" svg:x1="9.8cm" svg:y1="3.9cm" svg:x2="9.8cm" svg:y2="1.1cm">
            <text:p/>
          </draw:line>
          <draw:line draw:style-name="gr8" draw:text-style-name="P3" draw:layer="layout" svg:x1="9.05cm" svg:y1="2.05cm" svg:x2="10.05cm" svg:y2="2.05cm">
            <text:p/>
          </draw:line>
          <draw:line draw:style-name="gr9" draw:text-style-name="P3" draw:layer="layout" svg:x1="9.2cm" svg:y1="2.1cm" svg:x2="9.2cm" svg:y2="2.95cm">
            <text:p/>
          </draw:line>
          <draw:line draw:style-name="gr7" draw:text-style-name="P3" draw:layer="layout" svg:x1="8.4cm" svg:y1="4.2cm" svg:x2="10.1cm" svg:y2="4.2cm">
            <text:p/>
          </draw:line>
          <draw:line draw:style-name="gr7" draw:text-style-name="P3" draw:layer="layout" svg:x1="10.1cm" svg:y1="4.2cm" svg:x2="10.1cm" svg:y2="1.1cm">
            <text:p/>
          </draw:line>
          <draw:line draw:style-name="gr7" draw:text-style-name="P3" draw:layer="layout" svg:x1="8.7cm" svg:y1="3.9cm" svg:x2="9.8cm" svg:y2="3.9cm">
            <text:p/>
          </draw:line>
          <draw:line draw:style-name="gr7" draw:text-style-name="P3" draw:layer="layout" svg:x1="8.4cm" svg:y1="4.2cm" svg:x2="8.4cm" svg:y2="3.9cm">
            <text:p/>
          </draw:line>
        </draw:g>
        <draw:line draw:style-name="gr7" draw:text-style-name="P3" draw:layer="layout" svg:x1="1.1cm" svg:y1="3cm" svg:x2="9.8cm" svg:y2="3cm">
          <text:p/>
        </draw:line>
        <draw:g draw:style-name="gr2">
          <draw:custom-shape draw:style-name="gr10" draw:text-style-name="P1" draw:layer="layout" svg:width="0.3cm" svg:height="1.85cm" svg:x="4.1cm" svg:y="1.465cm">
            <text:p/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4.1cm" svg:y1="3.9cm" svg:x2="4.1cm" svg:y2="1.1cm">
            <text:p/>
          </draw:line>
          <draw:line draw:style-name="gr7" draw:text-style-name="P3" draw:layer="layout" svg:x1="2.4cm" svg:y1="3.9cm" svg:x2="4.1cm" svg:y2="3.9cm">
            <text:p/>
          </draw:line>
          <draw:line draw:style-name="gr7" draw:text-style-name="P3" draw:layer="layout" svg:x1="2.4cm" svg:y1="4.2cm" svg:x2="4.4cm" svg:y2="4.2cm">
            <text:p/>
          </draw:line>
          <draw:line draw:style-name="gr7" draw:text-style-name="P3" draw:layer="layout" svg:x1="4.4cm" svg:y1="4.2cm" svg:x2="4.4cm" svg:y2="1.1cm">
            <text:p/>
          </draw:line>
          <draw:g draw:style-name="gr2">
            <svg:title>TexMaths</svg:title>
            <svg:desc>16§latex§$p_{0}$§svg§600§TRUE§</svg:desc>
            <draw:g draw:style-name="gr3">
              <draw:path draw:style-name="gr4" draw:text-style-name="P2" draw:layer="layout" svg:width="0.291cm" svg:height="0.354cm" svg:x="2.851cm" svg:y="2.526cm" svg:viewBox="0 0 292 355" svg:d="M43 315c-5 19-6 22-30 22-7 0-13 0-13 12 0 4 3 6 8 6 14 0 30-2 46-2 19 0 37 2 56 2 2 0 10 0 10-11 0-7-7-7-13-7-29 0-29-3-29-7 0-8 24-99 27-113 8 17 24 36 51 36 66 0 136-81 136-164 0-52-32-89-75-89-27 0-54 21-73 41-5-30-29-41-50-41-25 0-37 22-41 32-10 19-18 52-18 54 0 6 4 4 6 6 7 0 7-1 10-14 10-38 21-65 42-65 9 0 17 5 17 25 0 13-2 19-5 29-20 83-41 165-62 248zM142 73c3-16 19-32 29-40 19-17 35-20 44-20 23 0 37 20 37 52 0 33-19 97-29 118-19 40-46 57-67 57-36 0-44-46-44-49 0-2 0-2 1-10 10-36 19-72 29-108z">
                <text:p/>
              </draw:path>
              <draw:path draw:style-name="gr4" draw:text-style-name="P2" draw:layer="layout" svg:width="0.181cm" svg:height="0.265cm" svg:x="3.17cm" svg:y="2.598cm" svg:viewBox="0 0 182 266" svg:d="M182 134c0-43-5-74-22-101-13-19-37-33-69-33-91 0-91 106-91 134s0 132 91 132 91-104 91-132zM91 256c-18 0-42-11-50-43-4-24-4-55-4-84s0-57 4-80c8-30 34-39 50-39 21 0 41 14 49 36 5 21 7 50 7 83 0 29 0 57-7 83-6 35-33 44-49 44z">
                <text:p/>
              </draw:path>
            </draw:g>
          </draw:g>
          <draw:line draw:style-name="gr8" draw:text-style-name="P3" draw:layer="layout" svg:x1="3.4cm" svg:y1="1.446cm" svg:x2="4.4cm" svg:y2="1.446cm">
            <text:p/>
          </draw:line>
          <draw:line draw:style-name="gr9" draw:text-style-name="P3" draw:layer="layout" svg:x1="3.55cm" svg:y1="1.496cm" svg:x2="3.55cm" svg:y2="2.946cm">
            <text:p/>
          </draw:line>
        </draw:g>
        <draw:g draw:style-name="gr2">
          <draw:custom-shape draw:style-name="gr11" draw:text-style-name="P1" draw:layer="layout" svg:width="0.3cm" svg:height="0.95cm" svg:x="15.2cm" svg:y="2.36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1.55cm" svg:x="15.5cm" svg:y="1.465cm">
            <text:p/>
            <draw:enhanced-geometry svg:viewBox="0 0 21600 21600" draw:type="rectangle" draw:enhanced-path="M 0 0 L 21600 0 21600 21600 0 21600 0 0 Z N"/>
          </draw:custom-shape>
          <draw:line draw:style-name="gr7" draw:text-style-name="P3" draw:layer="layout" svg:x1="13.8cm" svg:y1="4.2cm" svg:x2="15.8cm" svg:y2="4.2cm">
            <text:p/>
          </draw:line>
          <draw:line draw:style-name="gr7" draw:text-style-name="P3" draw:layer="layout" svg:x1="15.8cm" svg:y1="4.2cm" svg:x2="15.8cm" svg:y2="1.1cm">
            <text:p/>
          </draw:line>
          <draw:g draw:style-name="gr3">
            <draw:line draw:style-name="gr7" draw:text-style-name="P3" draw:layer="layout" svg:x1="13.8cm" svg:y1="3.9cm" svg:x2="13.8cm" svg:y2="3.6cm">
              <text:p/>
            </draw:line>
            <draw:line draw:style-name="gr7" draw:text-style-name="P3" draw:layer="layout" svg:x1="13.8cm" svg:y1="3.9cm" svg:x2="15.5cm" svg:y2="3.9cm">
              <text:p/>
            </draw:line>
          </draw:g>
          <draw:line draw:style-name="gr7" draw:text-style-name="P3" draw:layer="layout" svg:x1="14.1cm" svg:y1="3.6cm" svg:x2="15.2cm" svg:y2="3.6cm">
            <text:p/>
          </draw:line>
          <draw:line draw:style-name="gr7" draw:text-style-name="P3" draw:layer="layout" svg:x1="15.2cm" svg:y1="1.1cm" svg:x2="15.8cm" svg:y2="1.1cm">
            <text:p/>
          </draw:line>
          <draw:g draw:style-name="gr2">
            <svg:title>TexMaths</svg:title>
            <svg:desc>16§latex§$p_{d}$§svg§600§TRUE§</svg:desc>
            <draw:g draw:style-name="gr3">
              <draw:path draw:style-name="gr4" draw:text-style-name="P2" draw:layer="layout" svg:width="0.291cm" svg:height="0.354cm" svg:x="13.808cm" svg:y="1.726cm" svg:viewBox="0 0 292 355" svg:d="M43 315c-5 19-5 22-30 22-7 0-13 0-13 12 0 4 3 6 8 6 14 0 30-2 46-2 19 0 39 2 56 2 3 0 10 0 10-11 0-7-5-7-13-7-29 0-29-3-29-7 0-8 24-99 27-113 8 17 24 36 53 36 64 0 134-81 134-164 0-52-32-89-75-89-27 0-54 21-72 41-6-30-30-41-51-41-25 0-37 22-41 32-10 19-18 52-18 54 0 6 4 4 6 6 7 0 7-1 10-14 10-38 21-65 42-65 9 0 17 5 17 25 0 13-1 19-5 29-20 83-41 165-62 248zM142 73c3-16 19-32 29-40 19-17 35-20 44-20 23 0 37 20 37 52 0 33-19 97-29 118-19 40-46 57-67 57-36 0-43-46-43-49 0-2 0-2 2-10 9-36 18-72 27-108z">
                <text:p/>
              </draw:path>
              <draw:path draw:style-name="gr4" draw:text-style-name="P2" draw:layer="layout" svg:width="0.2cm" svg:height="0.274cm" svg:x="14.132cm" svg:y="1.785cm" svg:viewBox="0 0 201 275" svg:d="M199 13c0-2 2-5 2-7 0-3-2-6-6-6-8 0-40 3-50 5-3 0-9 0-9 8 0 6 6 6 11 6 17 0 17 2 17 5s0 6-1 9c-8 30-15 60-23 90-8-13-20-24-39-24-50 0-101 55-101 111 0 38 26 65 59 65 21 0 40-12 56-27 6 24 30 27 40 27 14 0 24-8 30-20 10-16 14-38 14-40 0-5-4-5-6-5-5 0-6 2-8 13-5 19-13 41-29 41-11 0-12-8-12-19 0-8 0-11 1-16 18-72 36-144 54-216zM116 223c-3 11-11 19-20 25-3 4-19 16-35 16s-29-9-29-38c0-21 11-64 19-78 19-32 38-38 50-38 27 0 35 30 35 35 0 1-2 3-2 5-6 24-12 48-18 73z">
                <text:p/>
              </draw:path>
            </draw:g>
          </draw:g>
          <draw:line draw:style-name="gr8" draw:text-style-name="P3" draw:layer="layout" svg:x1="14.5cm" svg:y1="2.346cm" svg:x2="15.5cm" svg:y2="2.346cm">
            <text:p/>
          </draw:line>
          <draw:line draw:style-name="gr9" draw:text-style-name="P3" draw:layer="layout" svg:x1="14.65cm" svg:y1="1.496cm" svg:x2="14.65cm" svg:y2="2.296cm">
            <text:p/>
          </draw:line>
          <draw:line draw:style-name="gr7" draw:text-style-name="P3" draw:layer="layout" svg:x1="15.5cm" svg:y1="3.9cm" svg:x2="15.5cm" svg:y2="1.4cm">
            <text:p/>
          </draw:line>
          <draw:line draw:style-name="gr7" draw:text-style-name="P3" draw:layer="layout" svg:x1="15.2cm" svg:y1="3.6cm" svg:x2="15.2cm" svg:y2="1.1cm">
            <text:p/>
          </draw:line>
          <draw:line draw:style-name="gr8" draw:text-style-name="P3" draw:layer="layout" svg:x1="14.5cm" svg:y1="1.446cm" svg:x2="15.8cm" svg:y2="1.446cm">
            <text:p/>
          </draw:line>
        </draw:g>
        <draw:line draw:style-name="gr5" draw:text-style-name="P3" draw:layer="layout" svg:x1="12.743cm" svg:y1="4.05cm" svg:x2="13.793cm" svg:y2="4.05cm">
          <text:p/>
        </draw:line>
        <draw:g draw:style-name="gr2">
          <svg:title>TexMaths</svg:title>
          <svg:desc>16§latex§$\vec{v}$§svg§600§TRUE§</svg:desc>
          <draw:g draw:style-name="gr3">
            <draw:path draw:style-name="gr4" draw:text-style-name="P2" draw:layer="layout" svg:width="0.245cm" svg:height="0.109cm" svg:x="13.067cm" svg:y="3.508cm" svg:viewBox="0 0 246 110" svg:d="M197 67c-8 6-25 22-25 32 0 6 4 11 11 11 5 0 8-3 9-6 8-8 21-24 45-37 5-2 9-5 9-11 0-7-3-10-8-11-12-10-17-19-22-32-1-5-3-13-11-13s-11 8-11 11 5 21 13 34c-63 0-125 0-188 0-9 0-19 0-19 11s10 11 19 11c59 0 119 0 178 0z">
              <text:p/>
            </draw:path>
            <draw:path draw:style-name="gr4" draw:text-style-name="P2" draw:layer="layout" svg:width="0.244cm" svg:height="0.253cm" svg:x="13.003cm" svg:y="3.659cm" svg:viewBox="0 0 245 254" svg:d="M245 40c0-30-14-40-26-40-14 0-27 14-27 27 0 8 4 11 10 18 11 11 19 25 19 44 0 24-35 152-100 152-29 0-42-19-42-48 0-32 16-72 34-118 3-10 6-18 6-29 0-25-17-46-46-46-52 0-73 81-73 86 0 6 5 6 6 6 7 0 7-1 10-11 16-55 40-68 56-68 4 0 14 0 14 17 0 15-7 29-10 40-24 64-31 89-31 115 0 59 49 69 74 69 94 0 126-185 126-214z">
              <text:p/>
            </draw:path>
          </draw:g>
        </draw:g>
        <draw:frame draw:style-name="gr13" draw:text-style-name="P4" draw:layer="layout" svg:width="1.05cm" svg:height="0.725cm" svg:x="1.4cm" svg:y="0.856cm">
          <draw:text-box>
            <text:p><text:span text:style-name="T1">(a)</text:span></text:p>
          </draw:text-box>
        </draw:frame>
        <draw:frame draw:style-name="gr13" draw:text-style-name="P4" draw:layer="layout" svg:width="1.05cm" svg:height="0.725cm" svg:x="7.1cm" svg:y="0.857cm">
          <draw:text-box>
            <text:p><text:span text:style-name="T1">(b)</text:span></text:p>
          </draw:text-box>
        </draw:frame>
        <draw:frame draw:style-name="gr13" draw:text-style-name="P4" draw:layer="layout" svg:width="1.05cm" svg:height="0.725cm" svg:x="12.501cm" svg:y="0.858cm">
          <draw:text-box>
            <text:p><text:span text:style-name="T1">(c)</text:span></text:p>
          </draw:text-box>
        </draw:frame>
        <draw:line draw:style-name="gr14" draw:text-style-name="P3" draw:layer="layout" svg:x1="1.1cm" svg:y1="6.04cm" svg:x2="5.2cm" svg:y2="6.04cm">
          <text:p/>
        </draw:line>
        <draw:frame draw:style-name="gr13" draw:text-style-name="P5" draw:layer="layout" svg:width="4.25cm" svg:height="0.725cm" svg:x="0.85cm" svg:y="5.34cm">
          <draw:text-box>
            <text:p><text:span text:style-name="T2">Strömungsrichtung</text:span></text:p>
          </draw:text-box>
        </draw:frame>
        <draw:line draw:style-name="gr7" draw:text-style-name="P3" draw:layer="layout" svg:x1="10.1cm" svg:y1="3cm" svg:x2="15.2cm" svg:y2="3cm">
          <text:p/>
        </draw:line>
        <draw:line draw:style-name="gr7" draw:text-style-name="P3" draw:layer="layout" svg:x1="15.8cm" svg:y1="3cm" svg:x2="17.1cm" svg:y2="3cm">
          <text:p/>
        </draw:line>
        <draw:g draw:style-name="gr2">
          <svg:title>TexMaths</svg:title>
          <svg:desc>16§latex§$\vec{v}$§svg§600§TRUE§</svg:desc>
          <draw:g draw:style-name="gr3">
            <draw:path draw:style-name="gr4" draw:text-style-name="P2" draw:layer="layout" svg:width="0.245cm" svg:height="0.109cm" svg:x="7.559cm" svg:y="3.51cm" svg:viewBox="0 0 246 110" svg:d="M197 67c-8 6-25 22-25 32 0 6 4 11 11 11 5 0 8-3 9-6 8-8 21-24 45-37 5-2 9-5 9-11 0-7-3-10-8-11-12-10-17-19-22-32-1-5-3-13-11-13s-11 8-11 11 5 21 13 34c-63 0-125 0-188 0-9 0-19 0-19 11s10 11 19 11c59 0 119 0 178 0z">
              <text:p/>
            </draw:path>
            <draw:path draw:style-name="gr4" draw:text-style-name="P2" draw:layer="layout" svg:width="0.244cm" svg:height="0.253cm" svg:x="7.495cm" svg:y="3.661cm" svg:viewBox="0 0 245 254" svg:d="M245 40c0-30-14-40-26-40-14 0-27 14-27 27 0 8 4 11 10 18 11 11 19 25 19 44 0 24-35 152-100 152-29 0-42-19-42-48 0-32 16-72 34-118 3-10 6-18 6-29 0-25-17-46-46-46-52 0-73 81-73 86 0 6 5 6 6 6 7 0 7-1 10-11 16-55 40-68 56-68 4 0 14 0 14 17 0 15-7 29-10 40-24 64-31 89-31 115 0 59 49 69 74 69 94 0 126-185 126-214z">
              <text:p/>
            </draw:path>
          </draw:g>
        </draw:g>
        <draw:line draw:style-name="gr5" draw:text-style-name="P3" draw:layer="layout" svg:x1="7.243cm" svg:y1="4.05cm" svg:x2="8.293cm" svg:y2="4.0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27T17:47:46.363451444</dc:date>
    <meta:editing-duration>P2DT17H33M25S</meta:editing-duration>
    <meta:editing-cycles>113</meta:editing-cycles>
    <meta:generator>LibreOffice/24.2.5.2$Linux_X86_64 LibreOffice_project/420$Build-2</meta:generator>
    <meta:print-date>2024-09-27T15:23:03.104179386</meta:print-date>
    <meta:printed-by>PDF-Dateien</meta:printed-by>
    <meta:document-statistic meta:object-count="68"/>
  </office:meta>
</office:document-meta>
</file>